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1.19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formula="of:=AVERAGE([.W3:.W7])" office:value-type="float" office:value="40.45" calcext:value-type="float">
            <text:p>40.45</text:p>
          </table:table-cell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rthwest</text:p>
            <text:p>Hills Surgical</text:p>
            <text:p>Hospital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/>
            <text:p>Northwest</text:p>
            <text:p>Hills Surgical</text:p>
            <text:p>Hospital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Northwest</text:p>
            <text:p>Hills Surgical</text:p>
            <text:p>Hospital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Northwest</text:p>
            <text:p>Hills Surgical</text:p>
            <text:p>Hospital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25" calcext:value-type="currency">
            <text:p>$1,62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0:.W15])" office:value-type="float" office:value="47.9166666666667" calcext:value-type="float">
            <text:p>47.92</text:p>
          </table:table-cell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305" calcext:value-type="currency">
            <text:p>$1,30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345" calcext:value-type="currency">
            <text:p>$1,34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3];[.F13];[.H13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8:.W21])" office:value-type="float" office:value="58.125" calcext:value-type="float">
            <text:p>58.13</text:p>
          </table:table-cell>
          <table:table-cell table:number-columns-repeated="10"/>
        </table:table-row>
        <table:table-row table:style-name="ro7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96" calcext:value-type="currency">
            <text:p>$1,196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formula="of:=AVERAGE([.W24:.W26])" office:value-type="float" office:value="56.25" calcext:value-type="float">
            <text:p>56.25</text:p>
          </table:table-cell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7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.W29:.W31])" office:value-type="float" office:value="82.5" calcext:value-type="float">
            <text:p>82.5</text:p>
          </table:table-cell>
          <table:table-cell table:number-columns-repeated="10"/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96" calcext:value-type="currency">
            <text:p>$1,296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12:58:59.008704724</dc:date>
    <meta:editing-duration>P16DT17H59M8S</meta:editing-duration>
    <meta:editing-cycles>302</meta:editing-cycles>
    <meta:generator>LibreOffice/5.1.6.2$Linux_X86_64 LibreOffice_project/10m0$Build-2</meta:generator>
    <meta:document-statistic meta:table-count="5" meta:cell-count="4685" meta:object-count="0"/>
  </office:meta>
</office:document-meta>
</file>